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689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1.4299in"/>
    </style:style>
    <style:style style:name="co23" style:family="table-column">
      <style:table-column-properties fo:break-before="auto" style:column-width="0.498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0.4465in"/>
    </style:style>
    <style:style style:name="co26" style:family="table-column">
      <style:table-column-properties fo:break-before="auto" style:column-width="1.1972in"/>
    </style:style>
    <style:style style:name="co27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deaminase: more likely and differen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-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-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e</text:p>
          </table:table-cell>
          <table:table-cell table:number-columns-repeated="3"/>
        </table:table-row>
        <table:table-row table:style-name="ro1" table:number-rows-repeated="10484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number-columns-repeated="2"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 table:style-name="ce1"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 table:number-rows-repeated="104849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am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obius at EMBL/EB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ments" table:style-name="ta1">
        <table:table-column table:style-name="co25" table:default-cell-style-name="Default"/>
        <table:table-column table:style-name="co26" table:default-cell-style-name="ce9"/>
        <table:table-column table:style-name="co27" table:default-cell-style-name="Default"/>
        <table:table-row table:style-name="ro1">
          <table:table-cell/>
          <table:table-cell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table:style-name="Default"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32">
          <table:sort>
            <table:sort-by table:field-number="0" table:data-type="automatic"/>
          </table:sort>
        </table:database-range>
        <table:database-range table:name="__Anonymous_Sheet_DB__2" table:target-range-address="Chem.A1:Chem.XFD1048576">
          <table:sort>
            <table:sort-by table:field-number="1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A1:Abbr.XF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2:01:57.68386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2-15T02:33:03.374948800</dc:date>
    <dc:creator>Leonard Mada</dc:creator>
    <meta:editing-duration>P1DT11H48M12S</meta:editing-duration>
    <meta:editing-cycles>553</meta:editing-cycles>
    <meta:generator>LibreOffice/26.2.0.3$Windows_X86_64 LibreOffice_project/620$Build-3</meta:generator>
    <meta:document-statistic meta:table-count="7" meta:cell-count="1571" meta:object-count="0"/>
  </office:meta>
</office:document-meta>
</file>